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draw:marker-start-width="0.2cm" draw:marker-end-width="0.2cm" draw:fill="solid" draw:fill-color="#ffffff" draw:auto-grow-height="false" fo:min-height="0cm" fo:min-width="0cm" fo:padding-top="0.125cm" fo:padding-bottom="0.125cm" fo:padding-left="0.25cm" fo:padding-right="0.25cm" draw:shadow-offset-x="0.305cm" draw:shadow-offset-y="0.305cm"/>
    </style:style>
    <style:style style:name="gr2" style:family="graphic" style:parent-style-name="standard">
      <style:graphic-properties draw:stroke="solid" svg:stroke-width="0cm" svg:stroke-color="#000000" draw:marker-start-width="0.2cm" draw:marker-end-width="0.2cm" draw:fill="solid" draw:fill-color="#ffffff" draw:auto-grow-height="false" fo:min-height="0cm" fo:min-width="0cm" fo:padding-top="0.125cm" fo:padding-bottom="0.125cm" fo:padding-left="0.25cm" fo:padding-right="0.25cm"/>
    </style:style>
    <style:style style:name="gr3" style:family="graphic" style:parent-style-name="standard">
      <style:graphic-properties draw:stroke="none" draw:fill="solid" draw:fill-color="#3333b2" draw:fill-gradient-name="Beamer_20_Dark" draw:textarea-vertical-align="middle" draw:auto-grow-height="false" fo:min-height="0cm" fo:min-width="0cm"/>
    </style:style>
    <style:style style:name="gr4" style:family="graphic" style:parent-style-name="standard">
      <style:graphic-properties draw:stroke="none" draw:fill="solid" draw:fill-color="#3333b2" draw:fill-gradient-name="Beamer_20_Dark" draw:textarea-vertical-align="middle" draw:auto-grow-height="false" fo:min-height="0cm" fo:min-width="0cm" draw:shadow="hidden" draw:shadow-offset-x="0.051cm" draw:shadow-offset-y="0.051cm" draw:shadow-color="#000000" draw:shadow-opacity="50%"/>
    </style:style>
    <style:style style:name="gr5" style:family="graphic" style:parent-style-name="standard">
      <style:graphic-properties draw:stroke="none" draw:fill="solid" draw:fill-color="#3333b2" draw:fill-gradient-name="Beamer_20_Dark" draw:textarea-vertical-align="middle" draw:auto-grow-height="false" fo:min-height="0cm" fo:min-width="0cm" draw:shadow="hidden"/>
    </style:style>
    <style:style style:name="gr6" style:family="graphic" style:parent-style-name="standard">
      <style:graphic-properties draw:stroke="solid" svg:stroke-color="#999999" draw:fill="solid" draw:fill-color="#cccccc" draw:auto-grow-height="fals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center" fo:text-indent="0cm"/>
      <style:text-properties fo:color="#ffffff" fo:font-size="16pt"/>
    </style:style>
    <style:style style:name="T1" style:family="text">
      <style:text-properties fo:color="#ffffff" fo:font-size="1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3.048cm" svg:height="3.81cm" svg:x="0.762cm" svg:y="0.508cm">
          <draw:glue-point draw:id="9" svg:x="4.998cm" svg:y="0cm"/>
          <draw:glue-point draw:id="10" svg:x="0cm" svg:y="4.998cm"/>
          <draw:glue-point draw:id="11" svg:x="4.998cm" svg:y="10cm"/>
          <draw:glue-point draw:id="12" svg:x="10cm" svg:y="4.998cm"/>
          <text:p text:style-name="P1">program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2" draw:layer="layout" svg:width="3.175cm" svg:height="3.175cm" svg:x="14.986cm" svg:y="6.858cm">
          <draw:glue-point draw:id="11" svg:x="5cm" svg:y="0cm"/>
          <draw:glue-point draw:id="12" svg:x="2.5cm" svg:y="5cm"/>
          <draw:glue-point draw:id="13" svg:x="0cm" svg:y="10cm"/>
          <draw:glue-point draw:id="14" svg:x="5cm" svg:y="10cm"/>
          <draw:glue-point draw:id="15" svg:x="10cm" svg:y="10cm"/>
          <draw:glue-point draw:id="16" svg:x="7.5cm" svg:y="5cm"/>
          <text:p text:style-name="P2">tree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3.048cm" svg:height="3.81cm" svg:x="14.986cm" svg:y="0.508cm">
          <draw:glue-point draw:id="9" svg:x="4.998cm" svg:y="0cm"/>
          <draw:glue-point draw:id="10" svg:x="0cm" svg:y="4.998cm"/>
          <draw:glue-point draw:id="11" svg:x="4.998cm" svg:y="10cm"/>
          <draw:glue-point draw:id="12" svg:x="10cm" svg:y="4.998cm"/>
          <text:p text:style-name="P1">program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3" draw:layer="layout" svg:width="4.064cm" svg:height="1.016cm" svg:x="11.049cm" svg:y="7.874cm">
          <draw:glue-point draw:id="13" svg:x="4.998cm" svg:y="0cm"/>
          <draw:glue-point draw:id="14" svg:x="1.461cm" svg:y="1.455cm"/>
          <draw:glue-point draw:id="15" svg:x="0cm" svg:y="4.995cm"/>
          <draw:glue-point draw:id="16" svg:x="1.461cm" svg:y="8.534cm"/>
          <draw:glue-point draw:id="17" svg:x="4.998cm" svg:y="10cm"/>
          <draw:glue-point draw:id="18" svg:x="8.536cm" svg:y="8.534cm"/>
          <draw:glue-point draw:id="19" svg:x="10cm" svg:y="4.995cm"/>
          <draw:glue-point draw:id="20" svg:x="8.536cm" svg:y="1.455cm"/>
          <text:p text:style-name="P1"><text:span text:style-name="T1">transform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3" draw:layer="layout" svg:width="4.064cm" svg:height="1.016cm" svg:x="0.254cm" svg:y="5.08cm">
          <draw:glue-point draw:id="13" svg:x="4.998cm" svg:y="0cm"/>
          <draw:glue-point draw:id="14" svg:x="1.461cm" svg:y="1.455cm"/>
          <draw:glue-point draw:id="15" svg:x="0cm" svg:y="4.995cm"/>
          <draw:glue-point draw:id="16" svg:x="1.461cm" svg:y="8.534cm"/>
          <draw:glue-point draw:id="17" svg:x="4.998cm" svg:y="10cm"/>
          <draw:glue-point draw:id="18" svg:x="8.536cm" svg:y="8.534cm"/>
          <draw:glue-point draw:id="19" svg:x="10cm" svg:y="4.995cm"/>
          <draw:glue-point draw:id="20" svg:x="8.536cm" svg:y="1.455cm"/>
          <text:p text:style-name="P1"><text:span text:style-name="T1">parse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3" draw:layer="layout" svg:width="4.064cm" svg:height="1.016cm" svg:x="14.478cm" svg:y="5.08cm">
          <draw:glue-point draw:id="13" svg:x="4.998cm" svg:y="0cm"/>
          <draw:glue-point draw:id="14" svg:x="1.461cm" svg:y="1.455cm"/>
          <draw:glue-point draw:id="15" svg:x="0cm" svg:y="4.995cm"/>
          <draw:glue-point draw:id="16" svg:x="1.461cm" svg:y="8.534cm"/>
          <draw:glue-point draw:id="17" svg:x="4.998cm" svg:y="10cm"/>
          <draw:glue-point draw:id="18" svg:x="8.536cm" svg:y="8.534cm"/>
          <draw:glue-point draw:id="19" svg:x="10cm" svg:y="4.995cm"/>
          <draw:glue-point draw:id="20" svg:x="8.536cm" svg:y="1.455cm"/>
          <text:p text:style-name="P1"><text:span text:style-name="T1">pretty-print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3" draw:layer="layout" svg:width="4.064cm" svg:height="1.016cm" svg:x="3.937cm" svg:y="7.874cm">
          <draw:glue-point draw:id="13" svg:x="4.998cm" svg:y="0cm"/>
          <draw:glue-point draw:id="14" svg:x="1.461cm" svg:y="1.455cm"/>
          <draw:glue-point draw:id="15" svg:x="0cm" svg:y="4.995cm"/>
          <draw:glue-point draw:id="16" svg:x="1.461cm" svg:y="8.534cm"/>
          <draw:glue-point draw:id="17" svg:x="4.998cm" svg:y="10cm"/>
          <draw:glue-point draw:id="18" svg:x="8.536cm" svg:y="8.534cm"/>
          <draw:glue-point draw:id="19" svg:x="10cm" svg:y="4.995cm"/>
          <draw:glue-point draw:id="20" svg:x="8.536cm" svg:y="1.455cm"/>
          <text:p text:style-name="P1"><text:span text:style-name="T1">transform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2" draw:layer="layout" svg:width="3.175cm" svg:height="3.175cm" svg:x="0.762cm" svg:y="6.858cm">
          <draw:glue-point draw:id="11" svg:x="5cm" svg:y="0cm"/>
          <draw:glue-point draw:id="12" svg:x="2.5cm" svg:y="5cm"/>
          <draw:glue-point draw:id="13" svg:x="0cm" svg:y="10cm"/>
          <draw:glue-point draw:id="14" svg:x="5cm" svg:y="10cm"/>
          <draw:glue-point draw:id="15" svg:x="10cm" svg:y="10cm"/>
          <draw:glue-point draw:id="16" svg:x="7.5cm" svg:y="5cm"/>
          <text:p text:style-name="P2">tree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3.175cm" svg:height="3.175cm" svg:x="7.874cm" svg:y="6.858cm">
          <draw:glue-point draw:id="11" svg:x="5cm" svg:y="0cm"/>
          <draw:glue-point draw:id="12" svg:x="2.5cm" svg:y="5cm"/>
          <draw:glue-point draw:id="13" svg:x="0cm" svg:y="10cm"/>
          <draw:glue-point draw:id="14" svg:x="5cm" svg:y="10cm"/>
          <draw:glue-point draw:id="15" svg:x="10cm" svg:y="10cm"/>
          <draw:glue-point draw:id="16" svg:x="7.5cm" svg:y="5cm"/>
          <text:p text:style-name="P2">tree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layer="layout" svg:width="1cm" svg:height="0.75cm" svg:x="8.1cm" svg:y="8cm">
          <text:p text:style-name="P2"/>
          <draw:enhanced-geometry svg:viewBox="0 0 21600 21600" draw:text-areas="0 ?f0 ?f5 ?f2" draw:type="right-arrow" draw:modifiers="12019.1808191808 5809.853528628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layer="layout" svg:width="1cm" svg:height="0.75cm" svg:x="9.9cm" svg:y="8cm">
          <text:p text:style-name="P2"/>
          <draw:enhanced-geometry svg:viewBox="0 0 21600 21600" draw:text-areas="0 ?f0 ?f5 ?f2" draw:type="right-arrow" draw:modifiers="12019.1808191808 5809.853528628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layer="layout" svg:width="1cm" svg:height="0.75cm" svg:x="15.2cm" svg:y="8cm">
          <text:p text:style-name="P2"/>
          <draw:enhanced-geometry svg:viewBox="0 0 21600 21600" draw:text-areas="0 ?f0 ?f5 ?f2" draw:type="right-arrow" draw:modifiers="12019.1808191808 5809.853528628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layer="layout" svg:width="1cm" svg:height="0.75cm" svg:x="2.8cm" svg:y="8.05cm">
          <text:p text:style-name="P2"/>
          <draw:enhanced-geometry svg:viewBox="0 0 21600 21600" draw:text-areas="0 ?f0 ?f5 ?f2" draw:type="right-arrow" draw:modifiers="12019.1808191808 5809.853528628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layer="layout" svg:width="1cm" svg:height="0.75cm" draw:transform="rotate (-1.57079632679579) translate (2.7cm 6.2cm)">
          <text:p text:style-name="P2"/>
          <draw:enhanced-geometry svg:viewBox="0 0 21600 21600" draw:text-areas="0 ?f0 ?f5 ?f2" draw:type="right-arrow" draw:modifiers="12019.1808191808 5809.853528628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layer="layout" svg:width="1cm" svg:height="0.75cm" draw:transform="rotate (-1.57079632679579) translate (2.65cm 4cm)">
          <text:p text:style-name="P2"/>
          <draw:enhanced-geometry svg:viewBox="0 0 21600 21600" draw:text-areas="0 ?f0 ?f5 ?f2" draw:type="right-arrow" draw:modifiers="12019.1808191808 5809.853528628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layer="layout" svg:width="1cm" svg:height="0.75cm" draw:transform="rotate (-1.57079632679579) translate (16.95cm 6.2cm)">
          <text:p text:style-name="P2"/>
          <draw:enhanced-geometry svg:viewBox="0 0 21600 21600" draw:mirror-horizontal="false" draw:mirror-vertical="true" draw:text-areas="0 ?f0 ?f5 ?f2" draw:type="right-arrow" draw:modifiers="12019.1808191808 5809.853528628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layer="layout" svg:width="1cm" svg:height="0.75cm" draw:transform="rotate (-1.57079632679579) translate (16.95cm 4cm)">
          <text:p text:style-name="P2"/>
          <draw:enhanced-geometry svg:viewBox="0 0 21600 21600" draw:mirror-vertical="true" draw:text-areas="0 ?f0 ?f5 ?f2" draw:type="right-arrow" draw:modifiers="12019.1808191808 5809.853528628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Beamer_20_Dark" draw:display-name="Beamer Dark" draw:style="linear" draw:start-color="#3333b2" draw:end-color="#000000" draw:start-intensity="100%" draw:end-intensity="100%" draw:angle="150" draw:border="5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3333b2" draw:end-color="#000000" draw:start-intensity="100%" draw:end-intensity="100%" draw:angle="150" draw:border="4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18.8cm" fo:page-height="10.5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95$Linux OpenOffice.org_project/680m95$Build-8900</meta:generator>
    <meta:initial-creator>Martin Bravenboer</meta:initial-creator>
    <meta:creation-date>2005-01-19T12:50:12</meta:creation-date>
    <dc:creator>Martin Bravenboer</dc:creator>
    <dc:date>2005-09-07T19:12:23</dc:date>
    <dc:language>en-US</dc:language>
    <meta:editing-cycles>22</meta:editing-cycles>
    <meta:editing-duration>PT2H48M49S</meta:editing-duration>
    <meta:user-defined meta:name="Info 1"/>
    <meta:user-defined meta:name="Info 2"/>
    <meta:user-defined meta:name="Info 3"/>
    <meta:user-defined meta:name="Info 4"/>
    <meta:document-statistic meta:object-count="17"/>
  </office:meta>
</office:document-meta>
</file>